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0000002565FF1A4DC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bb7335" draw:marker-start-width="0.25cm" draw:marker-end-width="0.25cm" draw:fill="solid" draw:fill-color="#f89647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56902c" draw:fill="solid" draw:fill-color="#9bba57" draw:textarea-horizontal-align="justify" draw:textarea-vertical-align="middle" draw:auto-grow-height="false"/>
    </style:style>
    <style:style style:name="gr3" style:family="graphic" style:parent-style-name="standard">
      <style:graphic-properties svg:stroke-width="0.03cm" svg:stroke-color="#2e476c" draw:marker-start-width="0.25cm" draw:marker-end-width="0.25cm" draw:fill="solid" draw:fill-color="#4c81bc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5e4878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8163a2" draw:marker-start-width="0.25cm" draw:marker-end-width="0.25cm" draw:fill="solid" draw:fill-color="#8163a2" draw:textarea-horizontal-align="justify" draw:textarea-vertical-align="middle" draw:auto-grow-height="false" fo:padding-top="0.14cm" fo:padding-bottom="0.14cm" fo:padding-left="0.265cm" fo:padding-right="0.265cm"/>
    </style:style>
    <style:style style:name="gr6" style:family="graphic" style:parent-style-name="standard">
      <style:graphic-properties svg:stroke-color="#2e476c" draw:textarea-horizontal-align="justify" draw:textarea-vertical-align="middle" draw:auto-grow-height="false"/>
    </style:style>
    <style:style style:name="gr7" style:family="graphic" style:parent-style-name="standard">
      <style:graphic-properties svg:stroke-color="#8163a2" draw:fill="solid" draw:fill-color="#8163a2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="" draw:marker-start-width="0.25cm" draw:marker-end="Rounded_20_large_20_Arrow" draw:marker-end-width="0.25cm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svg:stroke-width="0.03cm" svg:stroke-color="#8163a2" draw:marker-start="Rounded_20_large_20_Arrow" draw:marker-start-width="0.25cm" draw:marker-end="" draw:marker-end-width="0.25cm" draw:textarea-vertical-align="middle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 draw:shadow="hidden"/>
    </style:style>
    <style:style style:name="gr11" style:family="graphic" style:parent-style-name="standard">
      <style:graphic-properties draw:stroke="dash" draw:stroke-dash="Ultrafine_20_Dashed" draw:marker-start="" draw:marker-end="" draw:textarea-vertical-align="middle"/>
    </style:style>
    <style:style style:name="gr12" style:family="graphic" style:parent-style-name="standard">
      <style:graphic-properties draw:stroke="dash" draw:stroke-dash="Ultrafine_20_Dashed" svg:stroke-color="#8163a2" draw:marker-start="" draw:marker-end="" draw:fill="solid" draw:fill-color="#8163a2" draw:textarea-vertical-align="middle"/>
    </style:style>
    <style:style style:name="gr13" style:family="graphic" style:parent-style-name="standard">
      <style:graphic-properties draw:fill="solid" draw:fill-color="#4c81bc" draw:textarea-horizontal-align="justify" draw:textarea-vertical-align="middle" draw:auto-grow-height="false"/>
    </style:style>
    <style:style style:name="gr14" style:family="graphic" style:parent-style-name="standard">
      <style:graphic-properties svg:stroke-color="#2e476c" draw:fill="solid" draw:fill-color="#4c81bc" draw:textarea-horizontal-align="justify" draw:textarea-vertical-align="middle" draw:auto-grow-height="false"/>
    </style:style>
    <style:style style:name="gr15" style:family="graphic" style:parent-style-name="standard">
      <style:graphic-properties svg:stroke-width="0.03cm" svg:stroke-color="#666666" draw:marker-start="" draw:marker-start-width="0.25cm" draw:marker-end="Rounded_20_large_20_Arrow" draw:marker-end-width="0.25cm" draw:fill="solid" draw:fill-color="#000000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color="#bb7335" draw:fill="solid" draw:fill-color="#f89647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666666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svg:stroke-color="#bb7335" draw:fill="solid" draw:fill-color="#f89647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svg:stroke-color="#5e4878" draw:fill="solid" draw:fill-color="#8163a2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56902c" draw:fill="solid" draw:fill-color="#9bba57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cm" svg:stroke-color="#666666" draw:marker-start="" draw:marker-start-width="0.21cm" draw:marker-end="Arrow" draw:marker-end-width="0.21cm" draw:textarea-vertical-align="middle" fo:padding-top="0.125cm" fo:padding-bottom="0.125cm" fo:padding-left="0.25cm" fo:padding-right="0.25cm"/>
    </style:style>
    <style:style style:name="gr26" style:family="graphic" style:parent-style-name="standard">
      <style:graphic-properties svg:stroke-color="#5e4878" draw:fill="solid" draw:fill-color="#8163a2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5e4878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svg:stroke-width="0.03cm" svg:stroke-color="#666666" draw:marker-start="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29" style:family="graphic" style:parent-style-name="standard">
      <style:graphic-properties svg:stroke-width="0.03cm" svg:stroke-color="#666666" draw:marker-start="Rounded_20_large_20_Arrow" draw:marker-start-width="0.25cm" draw:marker-end="" draw:marker-end-width="0.25cm" draw:fill="solid" draw:fill-color="#000000" draw:textarea-vertical-align="middle" fo:padding-top="0.14cm" fo:padding-bottom="0.14cm" fo:padding-left="0.265cm" fo:padding-right="0.26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156cm" fo:min-width="0cm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03cm" svg:stroke-color="#666666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2e476c" draw:marker-start-width="0.26cm" draw:marker-end="Rounded_20_large_20_Arrow" draw:marker-end-width="0.26cm" draw:fill="solid" draw:fill-color="#4c81bc" draw:textarea-vertical-align="middle" fo:padding-top="0.14cm" fo:padding-bottom="0.14cm" fo:padding-left="0.265cm" fo:padding-right="0.265cm"/>
    </style:style>
    <style:style style:name="gr34" style:family="graphic" style:parent-style-name="standard">
      <style:graphic-properties svg:stroke-width="0.02cm" svg:stroke-color="#666666" draw:marker-start-width="0.24cm" draw:marker-end="Rounded_20_large_20_Arrow" draw:marker-end-width="0.24cm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ekton Pro'" style:font-pitch="variable" fo:font-size="22pt" style:font-size-asian="22pt" style:font-size-complex="22pt"/>
    </style:style>
    <style:style style:name="P3" style:family="paragraph">
      <style:paragraph-properties fo:text-align="center"/>
      <style:text-properties fo:color="#ffffff" fo:font-family="'Tekton Pro'" style:font-pitch="variable" fo:font-size="22pt" style:font-size-asian="22pt" style:font-size-complex="22pt"/>
    </style:style>
    <style:style style:name="P4" style:family="paragraph">
      <style:paragraph-properties fo:text-align="center"/>
      <style:text-properties fo:font-family="'Tekton Pro'" style:font-pitch="variable"/>
    </style:style>
    <style:style style:name="P5" style:family="paragraph">
      <style:paragraph-properties fo:text-align="center"/>
      <style:text-properties fo:color="#ffffff" style:text-outline="true" fo:font-family="'Tekton Pro'" style:font-pitch="variable"/>
    </style:style>
    <style:style style:name="P6" style:family="paragraph">
      <style:paragraph-properties fo:text-align="center"/>
      <style:text-properties fo:color="#ffffff" fo:font-family="'Tekton Pro'" style:font-pitch="variable"/>
    </style:style>
    <style:style style:name="P7" style:family="paragraph">
      <style:paragraph-properties fo:line-height="150%" fo:text-align="center"/>
      <style:text-properties fo:font-family="'Tekton Pro'" style:font-pitch="variable"/>
    </style:style>
    <style:style style:name="P8" style:family="paragraph">
      <style:paragraph-properties fo:line-height="150%" fo:text-align="center"/>
      <style:text-properties fo:font-family="'Tekton Pro'" style:font-pitch="variable" fo:font-size="14pt" style:font-size-asian="14pt" style:font-size-complex="14pt"/>
    </style:style>
    <style:style style:name="P9" style:family="paragraph">
      <style:paragraph-properties fo:text-align="center"/>
      <style:text-properties fo:color="#ffffff" style:text-outline="true"/>
    </style:style>
    <style:style style:name="P10" style:family="paragraph">
      <style:paragraph-properties fo:text-align="center"/>
      <style:text-properties fo:color="#ffffff" style:text-outline="true" fo:font-family="Tekton" style:font-pitch="variable"/>
    </style:style>
    <style:style style:name="P11" style:family="paragraph">
      <style:paragraph-properties fo:text-align="center"/>
      <style:text-properties fo:color="#ffffff" fo:font-family="Tekton" style:font-pitch="variable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family="Tekton" style:font-pitch="variable" fo:font-size="14pt" style:font-size-asian="14pt" style:font-size-complex="14pt"/>
    </style:style>
    <style:style style:name="P14" style:family="paragraph">
      <style:text-properties fo:font-family="Tekton" style:font-pitch="variable" fo:font-size="14pt" style:font-size-asian="14pt" style:font-size-complex="14pt"/>
    </style:style>
    <style:style style:name="P15" style:family="paragraph">
      <style:text-properties fo:font-family="Tekton" style:font-pitch="variable"/>
    </style:style>
    <style:style style:name="P16" style:family="paragraph">
      <style:paragraph-properties fo:line-height="100%" fo:text-align="center"/>
      <style:text-properties fo:color="#ffffff"/>
    </style:style>
    <style:style style:name="P17" style:family="paragraph">
      <style:paragraph-properties fo:line-height="100%" fo:text-align="center"/>
      <style:text-properties fo:color="#ffffff" fo:font-family="'Tekton Pro'" style:font-pitch="variable" fo:font-size="18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ffffff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color="#ffffff" fo:font-family="'Tekton Pro'" style:font-pitch="variable" fo:font-size="12pt" style:font-size-asian="12pt" style:font-size-complex="12pt"/>
    </style:style>
    <style:style style:name="P20" style:family="paragraph">
      <style:paragraph-properties fo:line-height="100%" fo:text-align="start"/>
      <style:text-properties fo:color="#ffffff"/>
    </style:style>
    <style:style style:name="P21" style:family="paragraph">
      <style:paragraph-properties fo:line-height="100%" fo:text-align="start"/>
      <style:text-properties fo:color="#ffffff" fo:font-family="'Tekton Pro'" style:font-pitch="variable" fo:font-size="18pt"/>
    </style:style>
    <style:style style:name="P22" style:family="paragraph">
      <style:paragraph-properties fo:line-height="100%" fo:text-align="center"/>
    </style:style>
    <style:style style:name="P23" style:family="paragraph">
      <style:paragraph-properties fo:line-height="100%" fo:text-align="center"/>
      <style:text-properties fo:color="#ffffff" fo:font-family="Tekton" style:font-pitch="variable" fo:font-size="18pt"/>
    </style:style>
    <style:style style:name="P24" style:family="paragraph">
      <style:paragraph-properties fo:line-height="100%" fo:text-align="start"/>
    </style:style>
    <style:style style:name="P25" style:family="paragraph">
      <style:paragraph-properties fo:line-height="100%" fo:text-align="start"/>
      <style:text-properties fo:color="#ffffff" fo:font-family="Tekton" style:font-pitch="variable" fo:font-size="18pt"/>
    </style:style>
    <style:style style:name="P26" style:family="paragraph">
      <style:paragraph-properties fo:line-height="100%" fo:text-align="start"/>
      <style:text-properties fo:color="#ffffff" fo:font-family="Tekton" style:font-pitch="variable" fo:font-size="12pt" style:font-size-asian="12pt" style:font-size-complex="12pt"/>
    </style:style>
    <style:style style:name="T1" style:family="text">
      <style:text-properties fo:color="#ffffff" fo:font-family="'Tekton Pro'" style:font-pitch="variable" fo:font-size="22pt" style:font-size-asian="22pt" style:font-size-complex="22pt"/>
    </style:style>
    <style:style style:name="T2" style:family="text">
      <style:text-properties fo:color="#ffffff" fo:font-family="'Tekton Pro'" style:font-pitch="variable"/>
    </style:style>
    <style:style style:name="T3" style:family="text">
      <style:text-properties fo:font-family="'Tekton Pro'" style:font-pitch="variable" fo:font-size="14pt" style:font-size-asian="14pt" style:font-size-complex="14pt"/>
    </style:style>
    <style:style style:name="T4" style:family="text">
      <style:text-properties fo:color="#ffffff"/>
    </style:style>
    <style:style style:name="T5" style:family="text">
      <style:text-properties fo:color="#ffffff" fo:font-family="Tekton" style:font-pitch="variable"/>
    </style:style>
    <style:style style:name="T6" style:family="text">
      <style:text-properties fo:font-family="Tekton" style:font-pitch="variable" fo:font-size="14pt" style:font-size-asian="14pt" style:font-size-complex="14pt"/>
    </style:style>
    <style:style style:name="T7" style:family="text">
      <style:text-properties fo:font-family="Tekton" style:font-pitch="variable"/>
    </style:style>
    <style:style style:name="T8" style:family="text">
      <style:text-properties fo:color="#ffffff" fo:font-family="'Tekton Pro'" style:font-pitch="variable" fo:font-size="12pt" style:font-size-asian="12pt" style:font-size-complex="12pt"/>
    </style:style>
    <style:style style:name="T9" style:family="text">
      <style:text-properties fo:color="#ffffff" fo:font-family="'Tekton Pro'" style:font-pitch="variable" fo:font-size="16pt" style:font-size-asian="16pt" style:font-size-complex="16pt"/>
    </style:style>
    <style:style style:name="T10" style:family="text">
      <style:text-properties fo:color="#ffffff" style:text-outline="false" style:text-line-through-style="none" fo:font-family="'Tekton Pro'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ff" fo:font-family="'Tekton Pro'" style:font-pitch="variable" fo:font-size="14pt" style:font-size-asian="14pt" style:font-size-complex="14pt"/>
    </style:style>
    <style:style style:name="T12" style:family="text">
      <style:text-properties fo:color="#ffffff" fo:font-family="Tekton" style:font-pitch="variable" fo:font-size="12pt" style:font-size-asian="12pt" style:font-size-complex="12pt"/>
    </style:style>
    <style:style style:name="T13" style:family="text">
      <style:text-properties fo:color="#ffffff" fo:font-family="Tekton" style:font-pitch="variabl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73cm" svg:x="7.6cm" svg:y="5.07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3" draw:layer="layout" svg:width="9.222cm" svg:height="7.582cm" svg:x="8.989cm" svg:y="6.144cm">
          <text:p text:style-name="P2"><text:span text:style-name="T1">Application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5" xml:id="id10" draw:id="id10" draw:layer="layout" svg:width="4.5cm" svg:height="2.15cm" svg:x="2.3cm" svg:y="2.8cm">
          <text:p text:style-name="P4"><text:span text:style-name="T2">HTML</text:span></text:p>
          <text:p text:style-name="P4"><text:span text:style-name="T2">Vie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4.5cm" svg:height="2.29cm" svg:x="21.15cm" svg:y="2.7cm">
          <text:p text:style-name="P4"><text:span text:style-name="T2">Event</text:span></text:p>
          <text:p text:style-name="P4"><text:span text:style-name="T2">Sto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4.5cm" svg:height="2.15cm" svg:x="2.3cm" svg:y="13.95cm">
          <text:p text:style-name="P4"><text:span text:style-name="T2">RESTfu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5cm" svg:height="2.15cm" svg:x="2.3cm" svg:y="17.1cm">
          <text:p text:style-name="P4"><text:span text:style-name="T2">Other</text:span></text:p>
          <text:p text:style-name="P4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6" draw:id="id6" draw:layer="layout" svg:width="4.5cm" svg:height="2.29cm" svg:x="21.15cm" svg:y="5.71cm">
          <text:p text:style-name="P4"><text:span text:style-name="T2">RDB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8" draw:id="id8" draw:layer="layout" svg:width="4.5cm" svg:height="2.29cm" svg:x="21.15cm" svg:y="15.41cm">
          <text:p text:style-name="P4"><text:span text:style-name="T2">Other</text:span></text:p>
          <text:p text:style-name="P4"><text:span text:style-name="T2">Syste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0.5cm" svg:height="0.5cm" svg:x="8.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2" draw:id="id2" draw:layer="layout" svg:width="0.5cm" svg:height="0.5cm" svg:x="8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0.5cm" svg:height="0.5cm" svg:x="17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0.5cm" svg:height="0.5cm" svg:x="18.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0.5cm" svg:height="0.5cm" svg:x="17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" draw:layer="layout" draw:type="lines" draw:line-skew="0cm -0.399cm" svg:x1="6.8cm" svg:y1="15.025cm" svg:x2="8.9cm" svg:y2="12.45cm" draw:start-shape="id1" draw:end-shape="id2" draw:end-glue-point="6" svg:d="m6800 15025h516l684-2575h900" svg:viewBox="0 0 2101 2576">
          <text:p/>
        </draw:connector>
        <draw:connector draw:style-name="gr8" draw:text-style-name="P1" draw:layer="layout" draw:type="lines" draw:line-skew="0cm -0.399cm" svg:x1="6.8cm" svg:y1="18.175cm" svg:x2="8.9cm" svg:y2="12.45cm" draw:start-shape="id3" draw:start-glue-point="1" draw:end-shape="id2" draw:end-glue-point="6" svg:d="m6800 18175h516l684-5725h900" svg:viewBox="0 0 2101 5726">
          <text:p/>
        </draw:connector>
        <draw:connector draw:style-name="gr9" draw:text-style-name="P1" draw:layer="layout" draw:type="lines" draw:line-skew="-0.235cm" svg:x1="21.15cm" svg:y1="3.845cm" svg:x2="17.6cm" svg:y2="6.25cm" draw:start-shape="id4" draw:start-glue-point="3" draw:end-shape="id5" draw:end-glue-point="10" svg:d="m21150 3845h-750l-2298 2405h-502" svg:viewBox="0 0 3551 2406">
          <text:p/>
        </draw:connector>
        <draw:connector draw:style-name="gr9" draw:text-style-name="P1" draw:layer="layout" draw:type="lines" draw:line-skew="-0.335cm" svg:x1="21.15cm" svg:y1="6.855cm" svg:x2="18.6cm" svg:y2="7.95cm" draw:start-shape="id6" draw:end-shape="id7" draw:end-glue-point="10" svg:d="m21150 6855h-850l-1198 1095h-502" svg:viewBox="0 0 2551 1096">
          <text:p/>
        </draw:connector>
        <draw:connector draw:style-name="gr9" draw:text-style-name="P1" draw:layer="layout" draw:type="lines" draw:line-skew="-0.494cm" svg:x1="23.4cm" svg:y1="15.41cm" svg:x2="18.127cm" svg:y2="12.827cm" draw:start-shape="id8" draw:start-glue-point="0" draw:end-shape="id9" draw:end-glue-point="9" svg:d="m23400 15410v-1010l-4698-1573h-575" svg:viewBox="0 0 5274 2584">
          <text:p/>
        </draw:connector>
        <draw:connector draw:style-name="gr8" draw:text-style-name="P1" draw:layer="layout" draw:type="lines" draw:line-skew="0cm -0.599cm" svg:x1="4.55cm" svg:y1="4.95cm" svg:x2="8.9cm" svg:y2="7.45cm" draw:start-shape="id10" draw:start-glue-point="2" draw:end-shape="id11" draw:end-glue-point="6" svg:d="m4550 4950v516l3250 1984h1100" svg:viewBox="0 0 4351 2501">
          <text:p/>
        </draw:connector>
        <draw:frame draw:style-name="gr10" draw:text-style-name="P8" xml:id="id12" draw:id="id12" draw:layer="layout" svg:width="2.7cm" svg:height="1.453cm" svg:x="8.9cm" svg:y="1.6cm">
          <draw:text-box>
            <text:p text:style-name="P7"><text:span text:style-name="T3">internal </text:span></text:p>
            <text:p text:style-name="P4"><text:span text:style-name="T3">client port</text:span></text:p>
          </draw:text-box>
        </draw:frame>
        <draw:connector draw:style-name="gr11" draw:text-style-name="P1" draw:layer="layout" draw:type="curve" svg:x1="10.25cm" svg:y1="3.053cm" svg:x2="9.15cm" svg:y2="7.2cm" draw:start-shape="id12" draw:end-shape="id11" draw:end-glue-point="4" svg:d="m10250 3053c0 3109-1100 1036-1100 4147" svg:viewBox="0 0 1101 4148">
          <text:p/>
        </draw:connector>
        <draw:frame draw:style-name="gr10" draw:text-style-name="P8" xml:id="id13" draw:id="id13" draw:layer="layout" svg:width="2.7cm" svg:height="1.453cm" svg:x="9.3cm" svg:y="16.739cm">
          <draw:text-box>
            <text:p text:style-name="P7"><text:span text:style-name="T3">external </text:span></text:p>
            <text:p text:style-name="P4"><text:span text:style-name="T3">client port</text:span></text:p>
          </draw:text-box>
        </draw:frame>
        <draw:connector draw:style-name="gr11" draw:text-style-name="P1" draw:layer="layout" draw:type="curve" svg:x1="10.65cm" svg:y1="16.739cm" svg:x2="9.15cm" svg:y2="12.7cm" draw:start-shape="id13" draw:end-shape="id2" draw:end-glue-point="8" svg:d="m10650 16739c0-3027-1500-1008-1500-4039" svg:viewBox="0 0 1501 4040">
          <text:p/>
        </draw:connector>
        <draw:frame draw:style-name="gr10" draw:text-style-name="P8" xml:id="id14" draw:id="id14" draw:layer="layout" svg:width="3.4cm" svg:height="1.453cm" svg:x="15.7cm" svg:y="16.539cm">
          <draw:text-box>
            <text:p text:style-name="P7"><text:span text:style-name="T3">external </text:span></text:p>
            <text:p text:style-name="P4"><text:span text:style-name="T3">services port</text:span></text:p>
          </draw:text-box>
        </draw:frame>
        <draw:connector draw:style-name="gr12" draw:text-style-name="P1" draw:layer="layout" draw:type="curve" svg:x1="17.4cm" svg:y1="16.539cm" svg:x2="17.95cm" svg:y2="12.9cm" draw:start-shape="id14" draw:start-glue-point="0" draw:end-shape="id9" draw:end-glue-point="8" svg:d="m17400 16539c0-2727 550-908 550-3639" svg:viewBox="0 0 551 3640">
          <text:p/>
        </draw:connector>
        <draw:frame draw:style-name="gr10" draw:text-style-name="P8" xml:id="id15" draw:id="id15" draw:layer="layout" svg:width="3.1cm" svg:height="1.453cm" svg:x="16.4cm" svg:y="1.439cm">
          <draw:text-box>
            <text:p text:style-name="P7"><text:span text:style-name="T3">persistence </text:span></text:p>
            <text:p text:style-name="P4"><text:span text:style-name="T3">client ports</text:span></text:p>
          </draw:text-box>
        </draw:frame>
        <draw:connector draw:style-name="gr12" draw:text-style-name="P1" draw:layer="layout" draw:type="curve" svg:x1="17.95cm" svg:y1="2.892cm" svg:x2="17.35cm" svg:y2="6cm" draw:start-shape="id15" draw:start-glue-point="2" draw:end-shape="id5" draw:end-glue-point="4" svg:d="m17950 2892c0 2331-600 777-600 3108" svg:viewBox="0 0 601 3109">
          <text:p/>
        </draw:connector>
        <draw:connector draw:style-name="gr12" draw:text-style-name="P1" draw:layer="layout" draw:type="curve" svg:x1="17.95cm" svg:y1="2.892cm" svg:x2="18.35cm" svg:y2="7.7cm" draw:start-shape="id15" draw:start-glue-point="2" draw:end-shape="id7" draw:end-glue-point="4" svg:d="m17950 2892c0 3606 400 1202 400 4808" svg:viewBox="0 0 401 4809">
          <text:p/>
        </draw:connector>
      </draw:page>
      <draw:page draw:name="page2" draw:style-name="dp1" draw:master-page-name="Default">
        <draw:custom-shape draw:style-name="gr13" draw:text-style-name="P9" xml:id="id21" draw:id="id21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Command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16" draw:id="id16" draw:layer="layout" svg:width="24.1cm" svg:height="1.3cm" svg:x="2cm" svg:y="1.2cm">
          <draw:glue-point draw:id="4" svg:x="2.717cm" svg:y="5cm" draw:escape-direction="down"/>
          <draw:glue-point draw:id="5" svg:x="1.639cm" svg:y="5cm" draw:escape-direction="down"/>
          <draw:glue-point draw:id="6" svg:x="-4.128cm" svg:y="5cm"/>
          <draw:glue-point draw:id="7" svg:x="-3.049cm" svg:y="5cm"/>
          <text:p text:style-name="P1"><text:span text:style-name="T5">client adap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7.999cm" svg:y1="2.5cm" svg:x2="18cm" svg:y2="4.651cm" draw:start-shape="id16" draw:start-glue-point="5" draw:end-shape="id17" draw:end-glue-point="4" svg:d="m17999 2500v826h1v1325" svg:viewBox="0 0 2 2152">
          <text:p/>
        </draw:connector>
        <draw:connector draw:style-name="gr15" draw:text-style-name="P1" draw:layer="layout" svg:x1="20.6cm" svg:y1="4.651cm" svg:x2="20.597cm" svg:y2="2.5cm" draw:start-shape="id17" draw:start-glue-point="5" draw:end-shape="id16" draw:end-glue-point="4" svg:d="m20600 4651v-1325h-3v-826" svg:viewBox="0 0 4 2152">
          <text:p/>
        </draw:connector>
        <draw:custom-shape draw:style-name="gr16" draw:text-style-name="P11" xml:id="id17" draw:id="id17" draw:layer="layout" svg:width="8cm" svg:height="1.8cm" svg:x="15.1cm" svg:y="4.15cm">
          <draw:glue-point draw:id="4" svg:x="-1.375cm" svg:y="-2.222cm" draw:escape-direction="up"/>
          <draw:glue-point draw:id="5" svg:x="1.875cm" svg:y="-2.222cm" draw:escape-direction="up"/>
          <draw:glue-point draw:id="6" svg:x="-1.375cm" svg:y="2.222cm"/>
          <draw:glue-point draw:id="7" svg:x="1.875cm" svg:y="2.777cm" draw:escape-direction="down"/>
          <text:p text:style-name="P1"><text:span text:style-name="T5">Command Bus</text:span></text:p>
          <draw:enhanced-geometry svg:viewBox="0 0 21600 21600" draw:text-areas="?f5 ?f1 ?f6 ?f3" draw:type="left-right-arrow" draw:modifiers="2993.92575928009 5972.68184342032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7" draw:layer="layout" svg:width="0.502cm" svg:height="1.237cm" svg:x="24.7cm" svg:y="6.5cm">
          <draw:text-box>
            <text:p/>
          </draw:text-box>
        </draw:frame>
        <draw:frame draw:style-name="gr18" draw:text-style-name="P13" draw:layer="layout" svg:width="2.53cm" svg:height="0.873cm" svg:x="16.7cm" svg:y="3.197cm">
          <draw:text-box>
            <text:p text:style-name="P12"><text:span text:style-name="T6">command</text:span></text:p>
          </draw:text-box>
        </draw:frame>
        <draw:frame draw:style-name="gr19" draw:text-style-name="P14" draw:layer="layout" svg:width="1.484cm" svg:height="0.873cm" svg:x="19.8cm" svg:y="3.197cm">
          <draw:text-box>
            <text:p><text:span text:style-name="T6">reply</text:span></text:p>
          </draw:text-box>
        </draw:frame>
        <draw:g xml:id="id22" draw:id="id22">
          <draw:glue-point draw:id="4" svg:x="-2.017cm" svg:y="-5cm" draw:escape-direction="up"/>
          <draw:glue-point draw:id="5" svg:x="2.543cm" svg:y="-5cm" draw:escape-direction="up"/>
          <draw:glue-point draw:id="6" svg:x="2.543cm" svg:y="5cm"/>
          <draw:glue-point draw:id="7" svg:x="-2.017cm" svg:y="5cm"/>
          <draw:glue-point draw:id="8" svg:x="-2.192cm" svg:y="5.004cm"/>
          <draw:g>
            <draw:custom-shape draw:style-name="gr20" draw:text-style-name="P1" draw:layer="layout" svg:width="5.7cm" svg:height="4.9cm" svg:x="16.3cm" svg:y="9.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5" draw:layer="layout" svg:width="4.265cm" svg:height="1.051cm" svg:x="16.859cm" svg:y="9.7cm">
              <draw:text-box>
                <text:p><text:span text:style-name="T7">Domain Model</text:span></text:p>
              </draw:text-box>
            </draw:frame>
          </draw:g>
          <draw:g>
            <draw:custom-shape draw:style-name="gr22" draw:text-style-name="P1" draw:layer="layout" svg:width="0.9cm" svg:height="0.9cm" svg:x="17.8cm" svg:y="10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18" draw:id="id18" draw:layer="layout" svg:width="0.9cm" svg:height="0.9cm" svg:x="19.6cm" svg:y="10.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1" xml:id="id20" draw:id="id20" draw:layer="layout" svg:width="0.9cm" svg:height="0.9cm" svg:x="17.8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" xml:id="id19" draw:id="id19" draw:layer="layout" svg:width="0.9cm" svg:height="0.9cm" svg:x="19.6cm" svg:y="12.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5" draw:text-style-name="P1" draw:layer="layout" svg:x1="20.05cm" svg:y1="11.7cm" svg:x2="20.05cm" svg:y2="12.6cm" draw:start-shape="id18" draw:start-glue-point="2" draw:end-shape="id19" draw:end-glue-point="0" svg:d="m20050 11700v900" svg:viewBox="0 0 1 901">
              <text:p/>
            </draw:connector>
            <draw:connector draw:style-name="gr25" draw:text-style-name="P1" draw:layer="layout" svg:x1="19.6cm" svg:y1="13.05cm" svg:x2="18.7cm" svg:y2="13.05cm" draw:start-shape="id19" draw:start-glue-point="3" draw:end-shape="id20" draw:end-glue-point="1" svg:d="m19600 13050h-900" svg:viewBox="0 0 901 1">
              <text:p/>
            </draw:connector>
          </draw:g>
        </draw:g>
        <draw:connector draw:style-name="gr15" draw:text-style-name="P1" draw:layer="layout" svg:x1="18cm" svg:y1="5.449cm" svg:x2="18.001cm" svg:y2="6.9cm" draw:start-shape="id17" draw:start-glue-point="6" draw:end-shape="id21" draw:end-glue-point="4" svg:d="m18000 5449v977h1v474" svg:viewBox="0 0 2 1452">
          <text:p/>
        </draw:connector>
        <draw:connector draw:style-name="gr15" draw:text-style-name="P1" draw:layer="layout" svg:x1="20.6cm" svg:y1="6.9cm" svg:x2="20.6cm" svg:y2="5.549cm" draw:start-shape="id21" draw:start-glue-point="5" draw:end-shape="id17" draw:end-glue-point="7" svg:d="m20600 6900v-1351" svg:viewBox="0 0 1 1352">
          <text:p/>
        </draw:connector>
        <draw:connector draw:style-name="gr15" draw:text-style-name="P1" draw:layer="layout" svg:x1="18.001cm" svg:y1="8.2cm" svg:x2="18.001cm" svg:y2="9.7cm" draw:start-shape="id21" draw:start-glue-point="6" draw:end-shape="id22" draw:end-glue-point="4" svg:d="m18001 8200v1500" svg:viewBox="0 0 1 1501">
          <text:p/>
        </draw:connector>
        <draw:connector draw:style-name="gr15" draw:text-style-name="P1" draw:layer="layout" svg:x1="20.599cm" svg:y1="9.7cm" svg:x2="20.6cm" svg:y2="8.2cm" draw:start-shape="id22" draw:start-glue-point="5" draw:end-shape="id21" draw:end-glue-point="7" svg:d="m20599 9700v-749h1v-751" svg:viewBox="0 0 2 1501">
          <text:p/>
        </draw:connector>
        <draw:custom-shape draw:style-name="gr14" draw:text-style-name="P10" xml:id="id23" draw:id="id23" draw:layer="layout" svg:width="6cm" svg:height="1.3cm" svg:x="16.1cm" svg:y="16.1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Reposit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20.6cm" svg:y1="16.1cm" svg:x2="20.599cm" svg:y2="14.6cm" draw:start-shape="id23" draw:start-glue-point="5" draw:end-shape="id22" draw:end-glue-point="6" svg:d="m20600 16100v-749h-1v-751" svg:viewBox="0 0 2 1501">
          <text:p/>
        </draw:connector>
        <draw:connector draw:style-name="gr15" draw:text-style-name="P1" draw:layer="layout" svg:x1="18.001cm" svg:y1="14.6cm" svg:x2="18.001cm" svg:y2="16.1cm" draw:start-shape="id22" draw:start-glue-point="7" draw:end-shape="id23" draw:end-glue-point="4" svg:d="m18001 14600v1500" svg:viewBox="0 0 1 1501">
          <text:p/>
        </draw:connector>
        <draw:connector draw:style-name="gr15" draw:text-style-name="P1" draw:layer="layout" svg:x1="22.794cm" svg:y1="18.536cm" svg:x2="23.998cm" svg:y2="18.5cm" draw:start-shape="id24" draw:start-glue-point="1" draw:end-shape="id25" draw:end-glue-point="6" svg:d="m22794 18536h602v-36h602" svg:viewBox="0 0 1205 37">
          <text:p/>
        </draw:connector>
        <draw:g>
          <draw:custom-shape draw:style-name="gr26" draw:text-style-name="P1" xml:id="id25" draw:id="id25" draw:layer="layout" svg:width="2.3cm" svg:height="2.4cm" svg:x="23.998cm" svg:y="17.3cm">
            <draw:glue-point draw:id="9" svg:x="-5.004cm" svg:y="5.008cm"/>
            <draw:glue-point draw:id="10" svg:x="-5.004cm" svg:y="5.008cm"/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27" draw:text-style-name="P13" draw:layer="layout" svg:width="2.974cm" svg:height="0.873cm" svg:x="23.6cm" svg:y="19.694cm">
            <draw:text-box>
              <text:p text:style-name="P12"><text:span text:style-name="T6">Event Store</text:span></text:p>
            </draw:text-box>
          </draw:frame>
        </draw:g>
        <draw:custom-shape draw:style-name="gr16" draw:text-style-name="P11" xml:id="id27" draw:id="id27" draw:layer="layout" svg:width="13.1cm" svg:height="1.8cm" svg:x="2.1cm" svg:y="15.8cm">
          <draw:glue-point draw:id="4" svg:x="-2.633cm" svg:y="-2.222cm" draw:escape-direction="up"/>
          <draw:glue-point draw:id="5" svg:x="3.091cm" svg:y="-2.222cm" draw:escape-direction="up"/>
          <draw:glue-point draw:id="6" svg:x="-0.038cm" svg:y="-2.222cm"/>
          <draw:glue-point draw:id="7" svg:x="-0.038cm" svg:y="2.222cm" draw:escape-direction="down"/>
          <text:p text:style-name="P1"><text:span text:style-name="T5">Event Bus</text:span></text:p>
          <draw:enhanced-geometry svg:viewBox="0 0 21600 21600" draw:text-areas="?f5 ?f1 ?f6 ?f3" draw:type="left-right-arrow" draw:modifiers="2339.54659949622 6128.5952248750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8" draw:text-style-name="P1" draw:layer="layout" svg:x1="18.001cm" svg:y1="17.4cm" svg:x2="16.3cm" svg:y2="18.63cm" draw:start-shape="id23" draw:start-glue-point="6" draw:end-shape="id26" draw:end-glue-point="1" svg:d="m18001 17400v1230h-1701" svg:viewBox="0 0 1702 1231">
          <text:p/>
        </draw:connector>
        <draw:custom-shape draw:style-name="gr2" draw:text-style-name="P10" xml:id="id28" draw:id="id28" draw:layer="layout" svg:width="6cm" svg:height="1.3cm" svg:x="9.7cm" svg:y="12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12.699cm" svg:y1="16.301cm" svg:x2="12.7cm" svg:y2="14.2cm" draw:start-shape="id27" draw:start-glue-point="5" draw:end-shape="id28" draw:end-glue-point="2" svg:d="m12699 16301v-1300h1v-801" svg:viewBox="0 0 2 2102">
          <text:p/>
        </draw:connector>
        <draw:connector draw:style-name="gr15" draw:text-style-name="P1" draw:layer="layout" svg:x1="12.7cm" svg:y1="12.9cm" svg:x2="16.1cm" svg:y2="7.55cm" draw:start-shape="id28" draw:start-glue-point="0" draw:end-shape="id21" draw:end-glue-point="3" svg:d="m12700 12900v-5350h3400" svg:viewBox="0 0 3401 5351">
          <text:p/>
        </draw:connector>
        <draw:frame draw:style-name="gr21" draw:text-style-name="P13" xml:id="id26" draw:id="id26" draw:layer="layout" svg:width="1.874cm" svg:height="0.873cm" svg:x="14.426cm" svg:y="18.194cm">
          <draw:text-box>
            <text:p text:style-name="P12"><text:span text:style-name="T6">events</text:span></text:p>
          </draw:text-box>
        </draw:frame>
        <draw:frame draw:style-name="gr18" draw:text-style-name="P13" draw:layer="layout" svg:width="1.874cm" svg:height="0.873cm" svg:x="11.72cm" svg:y="14.9cm">
          <draw:text-box>
            <text:p text:style-name="P12"><text:span text:style-name="T6">events</text:span></text:p>
          </draw:text-box>
        </draw:frame>
        <draw:connector draw:style-name="gr15" draw:text-style-name="P1" draw:layer="layout" svg:x1="14.426cm" svg:y1="18.63cm" svg:x2="8.601cm" svg:y2="17.099cm" draw:start-shape="id26" draw:start-glue-point="3" draw:end-shape="id27" draw:end-glue-point="7" svg:d="m14426 18630h-5825v-1531" svg:viewBox="0 0 5826 1532">
          <text:p/>
        </draw:connector>
        <draw:frame draw:style-name="gr21" draw:text-style-name="P13" xml:id="id24" draw:id="id24" draw:layer="layout" svg:width="1.874cm" svg:height="0.873cm" svg:x="20.92cm" svg:y="18.1cm">
          <draw:text-box>
            <text:p text:style-name="P12"><text:span text:style-name="T6">events</text:span></text:p>
          </draw:text-box>
        </draw:frame>
        <draw:connector draw:style-name="gr29" draw:text-style-name="P1" draw:layer="layout" svg:x1="20.6cm" svg:y1="17.4cm" svg:x2="20.92cm" svg:y2="18.536cm" draw:start-shape="id23" draw:start-glue-point="7" draw:end-shape="id24" draw:end-glue-point="3" svg:d="m20600 17400v1136h320" svg:viewBox="0 0 321 1137">
          <text:p/>
        </draw:connector>
        <draw:custom-shape draw:style-name="gr2" draw:text-style-name="P9" draw:layer="layout" svg:width="6cm" svg:height="1.3cm" svg:x="1.8cm" svg:y="12.5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6cm" svg:height="1.3cm" svg:x="2cm" svg:y="12.7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4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0" xml:id="id29" draw:id="id29" draw:layer="layout" svg:width="6cm" svg:height="1.3cm" svg:x="2.2cm" svg:y="12.9cm">
          <draw:glue-point draw:id="4" svg:x="-1.833cm" svg:y="-5cm"/>
          <draw:glue-point draw:id="5" svg:x="2.333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Event 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5.201cm" svg:y1="16.301cm" svg:x2="5.2cm" svg:y2="14.2cm" draw:start-shape="id27" draw:start-glue-point="4" draw:end-shape="id29" svg:d="m5201 16301v-1300h-1v-801" svg:viewBox="0 0 2 2102">
          <text:p/>
        </draw:connector>
        <draw:frame draw:style-name="gr18" draw:text-style-name="P13" draw:layer="layout" svg:width="1.874cm" svg:height="0.873cm" svg:x="4.233cm" svg:y="14.994cm">
          <draw:text-box>
            <text:p text:style-name="P12"><text:span text:style-name="T6">events</text:span></text:p>
          </draw:text-box>
        </draw:frame>
        <draw:custom-shape draw:style-name="gr26" draw:text-style-name="P1" xml:id="id30" draw:id="id30" draw:layer="layout" svg:width="1.8cm" svg:height="1.725cm" svg:x="3.2cm" svg:y="8.7cm">
          <draw:glue-point draw:id="9" svg:x="-5.004cm" svg:y="5.008cm"/>
          <draw:glue-point draw:id="10" svg:x="-5.004cm" svg:y="5.008cm"/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1" draw:text-style-name="P13" draw:layer="layout" svg:width="2.509cm" svg:height="0.873cm" svg:x="0.873cm" svg:y="9.359cm">
          <draw:text-box>
            <text:p text:style-name="P1"><text:span text:style-name="T6">Database</text:span></text:p>
          </draw:text-box>
        </draw:frame>
        <draw:connector draw:style-name="gr15" draw:text-style-name="P1" draw:layer="layout" svg:x1="4.101cm" svg:y1="12.9cm" svg:x2="4.1cm" svg:y2="10.425cm" draw:start-shape="id29" draw:start-glue-point="4" draw:end-shape="id30" draw:end-glue-point="7" svg:d="m4101 12900v-1237h-1v-1238" svg:viewBox="0 0 2 2476">
          <text:p/>
        </draw:connector>
        <draw:connector draw:style-name="gr15" draw:text-style-name="P1" draw:layer="layout" svg:x1="4.1cm" svg:y1="8.7cm" svg:x2="4.101cm" svg:y2="5.7cm" draw:start-shape="id30" draw:start-glue-point="5" draw:end-shape="id31" draw:end-glue-point="6" svg:d="m4100 8700v-1500h1v-1500" svg:viewBox="0 0 2 3001">
          <text:p/>
        </draw:connector>
        <draw:frame draw:style-name="gr18" draw:text-style-name="P13" draw:layer="layout" svg:width="1.133cm" svg:height="0.873cm" svg:x="3.463cm" svg:y="7cm">
          <draw:text-box>
            <text:p text:style-name="P12"><text:span text:style-name="T6">sql</text:span></text:p>
          </draw:text-box>
        </draw:frame>
        <draw:connector draw:style-name="gr15" draw:text-style-name="P1" draw:layer="layout" svg:x1="4.102cm" svg:y1="2.5cm" svg:x2="4.101cm" svg:y2="4.4cm" draw:start-shape="id16" draw:start-glue-point="6" draw:end-shape="id31" draw:end-glue-point="4" svg:d="m4102 2500v951h-1v949" svg:viewBox="0 0 2 1901">
          <text:p/>
        </draw:connector>
        <draw:custom-shape draw:style-name="gr14" draw:text-style-name="P10" draw:layer="layout" svg:width="6cm" svg:height="1.3cm" svg:x="16.1cm" svg:y="6.9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Command Hand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xml:id="id31" draw:id="id31" draw:layer="layout" svg:width="6cm" svg:height="1.3cm" svg:x="2.2cm" svg:y="4.4cm">
          <draw:glue-point draw:id="4" svg:x="-1.833cm" svg:y="-5cm"/>
          <draw:glue-point draw:id="5" svg:x="2.5cm" svg:y="-5cm" draw:escape-direction="up"/>
          <draw:glue-point draw:id="6" svg:x="-1.833cm" svg:y="5cm" draw:escape-direction="down"/>
          <draw:glue-point draw:id="7" svg:x="2.5cm" svg:y="5cm" draw:escape-direction="down"/>
          <text:p text:style-name="P1"><text:span text:style-name="T5">Thin Data Lay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6.7cm" svg:y1="4.4cm" svg:x2="6.702cm" svg:y2="2.5cm" draw:start-shape="id31" draw:start-glue-point="5" draw:end-shape="id16" draw:end-glue-point="7" svg:d="m6700 4400v-949h2v-951" svg:viewBox="0 0 3 1901">
          <text:p/>
        </draw:connector>
        <draw:frame draw:style-name="gr30" draw:text-style-name="P13" draw:layer="layout" svg:width="1.133cm" svg:height="0.873cm" svg:x="3.463cm" svg:y="11.294cm">
          <draw:text-box>
            <text:p text:style-name="P12"><text:span text:style-name="T6">sql</text:span></text:p>
          </draw:text-box>
        </draw:frame>
        <draw:frame draw:style-name="gr18" draw:text-style-name="P13" draw:layer="layout" svg:width="1.637cm" svg:height="0.873cm" svg:x="3.2cm" svg:y="3.197cm">
          <draw:text-box>
            <text:p text:style-name="P12"><text:span text:style-name="T6">query</text:span></text:p>
          </draw:text-box>
        </draw:frame>
        <draw:frame draw:style-name="gr18" draw:text-style-name="P13" draw:layer="layout" svg:width="1.615cm" svg:height="0.873cm" svg:x="5.858cm" svg:y="3.197cm">
          <draw:text-box>
            <text:p text:style-name="P12"><text:span text:style-name="T6">DTOs</text:span></text:p>
          </draw:text-box>
        </draw:frame>
        <draw:frame draw:style-name="gr31" draw:text-style-name="P1" xml:id="id32" draw:id="id32" draw:layer="layout" svg:width="1.8cm" svg:height="1.3cm" svg:x="5.7cm" svg:y="8.9cm">
          <draw:image xlink:href="Pictures/1000020100000240000002565FF1A4DC.png" xlink:type="simple" xlink:show="embed" xlink:actuate="onLoad">
            <text:p/>
          </draw:image>
        </draw:frame>
        <draw:connector draw:style-name="gr15" draw:text-style-name="P1" draw:layer="layout" svg:x1="6.599cm" svg:y1="12.9cm" svg:x2="6.6cm" svg:y2="10.2cm" draw:start-shape="id29" draw:start-glue-point="5" draw:end-shape="id32" draw:end-glue-point="2" svg:d="m6599 12900v-1350h1v-1350" svg:viewBox="0 0 2 2701">
          <text:p/>
        </draw:connector>
        <draw:frame draw:style-name="gr30" draw:text-style-name="P13" draw:layer="layout" svg:width="1.586cm" svg:height="0.873cm" svg:x="6cm" svg:y="11.2cm">
          <draw:text-box>
            <text:p text:style-name="P12"><text:span text:style-name="T6">email</text:span></text:p>
          </draw:text-box>
        </draw:frame>
        <draw:frame draw:style-name="gr21" draw:text-style-name="P13" draw:layer="layout" svg:width="2.758cm" svg:height="0.873cm" svg:x="7.5cm" svg:y="9.294cm">
          <draw:text-box>
            <text:p text:style-name="P1"><text:span text:style-name="T6">Messaging</text:span></text:p>
          </draw:text-box>
        </draw:frame>
      </draw:page>
      <draw:page draw:name="page3" draw:style-name="dp1" draw:master-page-name="Default">
        <draw:custom-shape draw:style-name="gr3" draw:text-style-name="P17" xml:id="id34" draw:id="id34" draw:layer="layout" svg:width="4.4cm" svg:height="1.3cm" svg:x="8.089cm" svg:y="1.9cm">
          <draw:glue-point draw:id="4" svg:x="-3.863cm" svg:y="5.006cm" draw:escape-direction="down"/>
          <draw:glue-point draw:id="5" svg:x="3.863cm" svg:y="5cm" draw:escape-direction="down"/>
          <draw:glue-point draw:id="6" svg:x="-1.363cm" svg:y="5cm"/>
          <draw:glue-point draw:id="7" svg:x="1.136cm" svg:y="5cm"/>
          <text:p text:style-name="P16"><text:span text:style-name="T8">&lt;&lt;value object&gt;&gt;</text:span></text:p>
          <text:p text:style-name="P16"><text:span text:style-name="T9">StudyId</text:span>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type="line" svg:x1="3.3cm" svg:y1="6.025cm" svg:x2="8.59cm" svg:y2="3.2cm" draw:start-shape="id33" draw:start-glue-point="0" draw:end-shape="id34" draw:end-glue-point="4" svg:d="m3300 6025 5290-2825" svg:viewBox="0 0 5291 2826">
          <text:p/>
        </draw:connector>
        <draw:connector draw:style-name="gr32" draw:text-style-name="P1" draw:layer="layout" draw:type="line" svg:x1="5.5cm" svg:y1="2.55cm" svg:x2="8.089cm" svg:y2="2.55cm" draw:end-shape="id34" draw:end-glue-point="3" svg:d="m5500 2550h2589" svg:viewBox="0 0 2590 1">
          <text:p/>
        </draw:connector>
        <draw:connector draw:style-name="gr33" draw:text-style-name="P1" draw:layer="layout" draw:type="line" svg:x1="7.983cm" svg:y1="6.025cm" svg:x2="9.69cm" svg:y2="3.2cm" draw:start-shape="id35" draw:start-glue-point="0" draw:end-shape="id34" draw:end-glue-point="6" svg:d="m7983 6025 1707-2825" svg:viewBox="0 0 1708 2826">
          <text:p/>
        </draw:connector>
        <draw:connector draw:style-name="gr32" draw:text-style-name="P1" draw:layer="layout" draw:type="line" svg:x1="12.658cm" svg:y1="6.025cm" svg:x2="10.788cm" svg:y2="3.2cm" draw:start-shape="id36" draw:start-glue-point="0" draw:end-shape="id34" draw:end-glue-point="7" svg:d="m12658 6025-1870-2825" svg:viewBox="0 0 1871 2826">
          <text:p/>
        </draw:connector>
        <draw:connector draw:style-name="gr32" draw:text-style-name="P1" draw:layer="layout" draw:type="line" svg:x1="17.279cm" svg:y1="6.025cm" svg:x2="11.988cm" svg:y2="3.2cm" draw:start-shape="id37" draw:start-glue-point="0" draw:end-shape="id34" draw:end-glue-point="5" svg:d="m17279 6025-5291-2825" svg:viewBox="0 0 5292 2826">
          <text:p/>
        </draw:connector>
        <draw:g>
          <draw:custom-shape draw:style-name="gr3" draw:text-style-name="P17" draw:layer="layout" svg:width="4.4cm" svg:height="1.3cm" svg:x="1.1cm" svg:y="1.1cm">
            <text:p text:style-name="P16"><text:span text:style-name="T8">&lt;&lt;aggregate root&gt;&gt;</text:span></text:p>
            <text:p text:style-name="P16"><text:span text:style-name="T9">Study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9" draw:layer="layout" svg:width="4.4cm" svg:height="1.6cm" svg:x="1.1cm" svg:y="2.4cm">
            <text:p text:style-name="P18"><text:span text:style-name="T10">name</text:span></text:p>
            <text:p text:style-name="P18"><text:span text:style-name="T10">description</text:span></text:p>
            <text:p text:style-name="P18"><text:span text:style-name="T10">enabled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17" xml:id="id33" draw:id="id33" draw:layer="layout" svg:width="4.4cm" svg:height="1.3cm" svg:x="1.1cm" svg:y="6.025cm">
          <text:p text:style-name="P16"><text:span text:style-name="T8">&lt;&lt;aggregate root&gt;&gt;</text:span></text:p>
          <text:p text:style-name="P16"><text:span text:style-name="T11">CollectionEven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7" xml:id="id35" draw:id="id35" draw:layer="layout" svg:width="4.4cm" svg:height="1.3cm" svg:x="5.783cm" svg:y="6.025cm">
          <text:p text:style-name="P16"><text:span text:style-name="T8">&lt;&lt;aggregate root&gt;&gt;</text:span></text:p>
          <text:p text:style-name="P16"><text:span text:style-name="T11">SpecimenGr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7" xml:id="id36" draw:id="id36" draw:layer="layout" svg:width="4.4cm" svg:height="1.3cm" svg:x="10.458cm" svg:y="6.025cm">
          <text:p text:style-name="P16"><text:span text:style-name="T8">&lt;&lt;aggregate root&gt;&gt;</text:span></text:p>
          <text:p text:style-name="P16"><text:span text:style-name="T11">Processing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7" xml:id="id37" draw:id="id37" draw:layer="layout" svg:width="4.4cm" svg:height="1.3cm" svg:x="15.079cm" svg:y="6.025cm">
          <text:p text:style-name="P16"><text:span text:style-name="T8">&lt;&lt;value object&gt;&gt;</text:span></text:p>
          <text:p text:style-name="P16"><text:span text:style-name="T11">StudyComm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4.4cm" svg:height="1.5cm" svg:x="1.1cm" svg:y="7.3cm">
          <text:p text:style-name="P20"><text:span text:style-name="T8">name</text:span></text:p>
          <text:p text:style-name="P20"><text:span text:style-name="T8">description</text:span></text:p>
          <text:p text:style-name="P20"><text:span text:style-name="T8">recur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1" draw:layer="layout" svg:width="4.4cm" svg:height="1.5cm" svg:x="5.783cm" svg:y="7.3cm">
          <text:p text:style-name="P20"><text:span text:style-name="T8">name</text:span></text:p>
          <text:p text:style-name="P20"><text:span text:style-name="T8">description</text:span></text:p>
          <text:p text:style-name="P20"><text:span text:style-name="T8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1" draw:layer="layout" svg:width="4.4cm" svg:height="1.5cm" svg:x="10.458cm" svg:y="7.3cm">
          <text:p text:style-name="P20"><text:span text:style-name="T8">name</text:span></text:p>
          <text:p text:style-name="P20"><text:span text:style-name="T8">description</text:span></text:p>
          <text:p text:style-name="P20"><text:span text:style-name="T8">enab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1" draw:layer="layout" svg:width="4.4cm" svg:height="1.5cm" svg:x="15.079cm" svg:y="7.3cm">
          <text:p text:style-name="P20"><text:span text:style-name="T8">message</text:span></text:p>
          <text:p text:style-name="P20"><text:span text:style-name="T8">use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Default">
        <draw:custom-shape draw:style-name="gr14" draw:text-style-name="P23" xml:id="id38" draw:id="id38" draw:layer="layout" svg:width="4.4cm" svg:height="1.3cm" svg:x="1.35cm" svg:y="1.1cm">
          <text:p text:style-name="P22"><text:span text:style-name="T12">&lt;&lt;aggregate root&gt;&gt;</text:span></text:p>
          <text:p text:style-name="P22"><text:span text:style-name="T13">CollectionEventType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40" draw:id="id40" draw:layer="layout" svg:width="4.9cm" svg:height="1.3cm" svg:x="7.2cm" svg:y="1.1cm">
          <text:p text:style-name="P22"><text:span text:style-name="T12">&lt;&lt;aggregate root&gt;&gt;</text:span></text:p>
          <text:p text:style-name="P22"><text:span text:style-name="T13">SpecimenGroup</text:span></text:p>
          <draw:enhanced-geometry svg:viewBox="0 0 21600 21600" draw:type="rectangle" draw:enhanced-path="M 0 0 L 21600 0 21600 21600 0 21600 0 0 Z N"/>
        </draw:custom-shape>
        <draw:custom-shape draw:style-name="gr2" draw:text-style-name="P23" xml:id="id39" draw:id="id39" draw:layer="layout" svg:width="4.9cm" svg:height="1.3cm" svg:x="1.1cm" svg:y="3.7cm">
          <text:p text:style-name="P22"><text:span text:style-name="T12">&lt;&lt;value object&gt;&gt;</text:span></text:p>
          <text:p text:style-name="P22"><text:span text:style-name="T13">CollectionEvent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3" xml:id="id41" draw:id="id41" draw:layer="layout" svg:width="4.9cm" svg:height="1.3cm" svg:x="7.2cm" svg:y="3.7cm">
          <text:p text:style-name="P22"><text:span text:style-name="T12">&lt;&lt;value object&gt;&gt;</text:span></text:p>
          <text:p text:style-name="P22"><text:span text:style-name="T13">SpecimenGroupId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line" svg:x1="3.55cm" svg:y1="2.4cm" svg:x2="3.55cm" svg:y2="3.7cm" draw:start-shape="id38" draw:start-glue-point="2" draw:end-shape="id39" draw:end-glue-point="0" svg:d="m3550 2400v1300" svg:viewBox="0 0 1 1301">
          <text:p/>
        </draw:connector>
        <draw:connector draw:style-name="gr34" draw:text-style-name="P1" draw:layer="layout" draw:type="line" svg:x1="9.65cm" svg:y1="2.4cm" svg:x2="9.65cm" svg:y2="3.7cm" draw:start-shape="id40" draw:start-glue-point="2" draw:end-shape="id41" draw:end-glue-point="0" svg:d="m9650 2400v1300" svg:viewBox="0 0 1 1301">
          <text:p/>
        </draw:connector>
        <draw:connector draw:style-name="gr34" draw:text-style-name="P1" draw:layer="layout" draw:type="line" svg:x1="6.6cm" svg:y1="7.2cm" svg:x2="3.55cm" svg:y2="5cm" draw:start-shape="id42" draw:start-glue-point="0" draw:end-shape="id39" draw:end-glue-point="2" svg:d="m6600 7200-3050-2200" svg:viewBox="0 0 3051 2201">
          <text:p/>
        </draw:connector>
        <draw:connector draw:style-name="gr34" draw:text-style-name="P1" draw:layer="layout" draw:type="line" svg:x1="6.6cm" svg:y1="7.2cm" svg:x2="9.65cm" svg:y2="5cm" draw:start-shape="id42" draw:start-glue-point="0" draw:end-shape="id41" draw:end-glue-point="2" svg:d="m6600 7200 3050-2200" svg:viewBox="0 0 3051 2201">
          <text:p/>
        </draw:connector>
        <draw:g xml:id="id42" draw:id="id42">
          <draw:custom-shape draw:style-name="gr2" draw:text-style-name="P23" draw:layer="layout" svg:width="7.9cm" svg:height="1.3cm" svg:x="2.65cm" svg:y="7.2cm">
            <text:p text:style-name="P22"><text:span text:style-name="T12">&lt;&lt;value object&gt;&gt;</text:span></text:p>
            <text:p text:style-name="P22"><text:span text:style-name="T13">SpecimenGroupCollectionEvent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5" draw:layer="layout" svg:width="7.9cm" svg:height="1.3cm" svg:x="2.65cm" svg:y="8.5cm">
            <text:p text:style-name="P24"><text:span text:style-name="T12">count</text:span></text:p>
            <text:p text:style-name="P24"><text:span text:style-name="T12">amount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Default">
        <draw:custom-shape draw:style-name="gr14" draw:text-style-name="P23" xml:id="id43" draw:id="id43" draw:layer="layout" svg:width="4.9cm" svg:height="1.3cm" svg:x="1.2cm" svg:y="1.2cm">
          <text:p text:style-name="P22"><text:span text:style-name="T12">&lt;&lt;aggregate root&gt;&gt;</text:span></text:p>
          <text:p text:style-name="P22"><text:span text:style-name="T13">SpecimenGroup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line" svg:x1="6.1cm" svg:y1="1.85cm" svg:x2="7.025cm" svg:y2="1.85cm" draw:start-shape="id43" draw:start-glue-point="1" draw:end-shape="id44" draw:end-glue-point="3" svg:d="m6100 1850h925" svg:viewBox="0 0 926 1">
          <text:p/>
        </draw:connector>
        <draw:custom-shape draw:style-name="gr2" draw:text-style-name="P23" xml:id="id44" draw:id="id44" draw:layer="layout" svg:width="4.9cm" svg:height="1.3cm" svg:x="7.025cm" svg:y="1.2cm">
          <draw:glue-point draw:id="4" svg:x="-2.346cm" svg:y="5cm"/>
          <draw:glue-point draw:id="5" svg:x="2.755cm" svg:y="5cm"/>
          <text:p text:style-name="P22"><text:span text:style-name="T12">&lt;&lt;value object&gt;&gt;</text:span></text:p>
          <text:p text:style-name="P22"><text:span text:style-name="T13">SpecimenGroupId</text:span>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2" draw:text-style-name="P23" draw:layer="layout" svg:width="4.9cm" svg:height="1.3cm" svg:x="1.2cm" svg:y="4.25cm">
            <text:p text:style-name="P22"><text:span text:style-name="T12">&lt;&lt;value object&gt;&gt;</text:span></text:p>
            <text:p text:style-name="P22"><text:span text:style-name="T13">AnatomicalSourc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6" draw:layer="layout" svg:width="4.9cm" svg:height="1.3cm" svg:x="1.2cm" svg:y="5.55cm">
            <text:p text:style-name="P24"><text:span text:style-name="T12">name</text:span></text:p>
            <text:p text:style-name="P24"><text:span text:style-name="T12">description</text:span></text:p>
            <draw:enhanced-geometry svg:viewBox="0 0 21600 21600" draw:type="rectangle" draw:enhanced-path="M 0 0 L 21600 0 21600 21600 0 21600 0 0 Z N"/>
          </draw:custom-shape>
        </draw:g>
        <draw:g xml:id="id46" draw:id="id46">
          <draw:custom-shape draw:style-name="gr2" draw:text-style-name="P23" draw:layer="layout" svg:width="4.9cm" svg:height="1.3cm" svg:x="7.025cm" svg:y="4.25cm">
            <text:p text:style-name="P22"><text:span text:style-name="T12">&lt;&lt;value object&gt;&gt;</text:span></text:p>
            <text:p text:style-name="P22"><text:span text:style-name="T13">Preservatio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6" draw:layer="layout" svg:width="4.9cm" svg:height="1.3cm" svg:x="7.025cm" svg:y="5.55cm">
            <text:p text:style-name="P24"><text:span text:style-name="T12">temp</text:span></text:p>
            <draw:enhanced-geometry svg:viewBox="0 0 21600 21600" draw:type="rectangle" draw:enhanced-path="M 0 0 L 21600 0 21600 21600 0 21600 0 0 Z N"/>
          </draw:custom-shape>
        </draw:g>
        <draw:g xml:id="id47" draw:id="id47">
          <draw:custom-shape draw:style-name="gr2" draw:text-style-name="P23" draw:layer="layout" svg:width="4.9cm" svg:height="1.3cm" svg:x="12.9cm" svg:y="4.25cm">
            <text:p text:style-name="P22"><text:span text:style-name="T12">&lt;&lt;value object&gt;&gt;</text:span></text:p>
            <text:p text:style-name="P22"><text:span text:style-name="T13">Specimen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5" draw:layer="layout" svg:width="4.9cm" svg:height="1.3cm" svg:x="12.9cm" svg:y="5.55cm">
            <text:p text:style-name="P24"><text:span text:style-name="T12">name</text:span></text:p>
            <text:p text:style-name="P24"><text:span text:style-name="T12">description</text:span></text:p>
            <draw:enhanced-geometry svg:viewBox="0 0 21600 21600" draw:type="rectangle" draw:enhanced-path="M 0 0 L 21600 0 21600 21600 0 21600 0 0 Z N"/>
          </draw:custom-shape>
        </draw:g>
        <draw:connector draw:style-name="gr34" draw:text-style-name="P1" draw:layer="layout" draw:type="line" svg:x1="3.65cm" svg:y1="4.25cm" svg:x2="8.326cm" svg:y2="2.5cm" draw:start-shape="id45" draw:start-glue-point="0" draw:end-shape="id44" draw:end-glue-point="4" svg:d="m3650 4250 4676-1750" svg:viewBox="0 0 4677 1751">
          <text:p/>
        </draw:connector>
        <draw:connector draw:style-name="gr34" draw:text-style-name="P1" draw:layer="layout" draw:type="line" svg:x1="9.475cm" svg:y1="4.25cm" svg:x2="9.475cm" svg:y2="2.5cm" draw:start-shape="id46" draw:start-glue-point="0" draw:end-shape="id44" draw:end-glue-point="2" svg:d="m9475 4250v-1750" svg:viewBox="0 0 1 1751">
          <text:p/>
        </draw:connector>
        <draw:connector draw:style-name="gr34" draw:text-style-name="P1" draw:layer="layout" draw:type="line" svg:x1="15.35cm" svg:y1="4.25cm" svg:x2="10.824cm" svg:y2="2.5cm" draw:start-shape="id47" draw:start-glue-point="0" draw:end-shape="id44" draw:end-glue-point="5" svg:d="m15350 4250-4526-1750" svg:viewBox="0 0 4527 1751">
          <text:p/>
        </draw:connector>
        <draw:g xml:id="id48" draw:id="id48">
          <draw:custom-shape draw:style-name="gr2" draw:text-style-name="P23" draw:layer="layout" svg:width="4.9cm" svg:height="1.3cm" svg:x="7cm" svg:y="8.6cm">
            <text:p text:style-name="P22"><text:span text:style-name="T12">&lt;&lt;value object&gt;&gt;</text:span></text:p>
            <text:p text:style-name="P22"><text:span text:style-name="T13">Preservation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6" draw:layer="layout" svg:width="4.9cm" svg:height="1.3cm" svg:x="7cm" svg:y="9.9cm">
            <text:p text:style-name="P24"><text:span text:style-name="T12">name</text:span></text:p>
            <text:p text:style-name="P24"><text:span text:style-name="T12">description</text:span></text:p>
            <draw:enhanced-geometry svg:viewBox="0 0 21600 21600" draw:type="rectangle" draw:enhanced-path="M 0 0 L 21600 0 21600 21600 0 21600 0 0 Z N"/>
          </draw:custom-shape>
        </draw:g>
        <draw:connector draw:style-name="gr34" draw:text-style-name="P1" draw:layer="layout" draw:type="line" svg:x1="9.45cm" svg:y1="8.6cm" svg:x2="9.475cm" svg:y2="6.85cm" draw:start-shape="id48" draw:start-glue-point="0" draw:end-shape="id46" draw:end-glue-point="2" svg:d="m9450 8600 25-1750" svg:viewBox="0 0 26 1751">
          <text:p/>
        </draw:connector>
      </draw:page>
      <draw:page draw:name="page6" draw:style-name="dp1" draw:master-page-name="Default">
        <draw:custom-shape draw:style-name="gr14" draw:text-style-name="P23" xml:id="id49" draw:id="id49" draw:layer="layout" svg:width="4.4cm" svg:height="1.3cm" svg:x="1.35cm" svg:y="1.1cm">
          <text:p text:style-name="P22"><text:span text:style-name="T12">&lt;&lt;aggregate root&gt;&gt;</text:span></text:p>
          <text:p text:style-name="P22"><text:span text:style-name="T13">ProcessingType</text:span></text:p>
          <draw:enhanced-geometry svg:viewBox="0 0 21600 21600" draw:type="rectangle" draw:enhanced-path="M 0 0 L 21600 0 21600 21600 0 21600 0 0 Z N"/>
        </draw:custom-shape>
        <draw:custom-shape draw:style-name="gr14" draw:text-style-name="P23" xml:id="id51" draw:id="id51" draw:layer="layout" svg:width="4.9cm" svg:height="1.3cm" svg:x="7.2cm" svg:y="1.1cm">
          <text:p text:style-name="P22"><text:span text:style-name="T12">&lt;&lt;aggregate root&gt;&gt;</text:span></text:p>
          <text:p text:style-name="P22"><text:span text:style-name="T13">SpecimenGroup</text:span></text:p>
          <draw:enhanced-geometry svg:viewBox="0 0 21600 21600" draw:type="rectangle" draw:enhanced-path="M 0 0 L 21600 0 21600 21600 0 21600 0 0 Z N"/>
        </draw:custom-shape>
        <draw:custom-shape draw:style-name="gr2" draw:text-style-name="P23" xml:id="id50" draw:id="id50" draw:layer="layout" svg:width="4.9cm" svg:height="1.3cm" svg:x="1.1cm" svg:y="3.7cm">
          <text:p text:style-name="P22"><text:span text:style-name="T12">&lt;&lt;value object&gt;&gt;</text:span></text:p>
          <text:p text:style-name="P22"><text:span text:style-name="T13">ProcessingType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3" xml:id="id52" draw:id="id52" draw:layer="layout" svg:width="4.9cm" svg:height="1.3cm" svg:x="7.2cm" svg:y="3.7cm">
          <text:p text:style-name="P22"><text:span text:style-name="T12">&lt;&lt;value object&gt;&gt;</text:span></text:p>
          <text:p text:style-name="P22"><text:span text:style-name="T13">SpecimenGroupId</text:span></text:p>
          <draw:enhanced-geometry svg:viewBox="0 0 21600 21600" draw:type="rectangle" draw:enhanced-path="M 0 0 L 21600 0 21600 21600 0 21600 0 0 Z N"/>
        </draw:custom-shape>
        <draw:connector draw:style-name="gr34" draw:text-style-name="P1" draw:layer="layout" draw:type="line" svg:x1="3.55cm" svg:y1="2.4cm" svg:x2="3.55cm" svg:y2="3.7cm" draw:start-shape="id49" draw:start-glue-point="2" draw:end-shape="id50" draw:end-glue-point="0" svg:d="m3550 2400v1300" svg:viewBox="0 0 1 1301">
          <text:p/>
        </draw:connector>
        <draw:connector draw:style-name="gr34" draw:text-style-name="P1" draw:layer="layout" draw:type="line" svg:x1="9.65cm" svg:y1="2.4cm" svg:x2="9.65cm" svg:y2="3.7cm" draw:start-shape="id51" draw:start-glue-point="2" draw:end-shape="id52" draw:end-glue-point="0" svg:d="m9650 2400v1300" svg:viewBox="0 0 1 1301">
          <text:p/>
        </draw:connector>
        <draw:connector draw:style-name="gr34" draw:text-style-name="P1" draw:layer="layout" draw:type="line" svg:x1="6.6cm" svg:y1="7.2cm" svg:x2="3.55cm" svg:y2="5cm" draw:start-shape="id53" draw:start-glue-point="0" draw:end-shape="id50" draw:end-glue-point="2" svg:d="m6600 7200-3050-2200" svg:viewBox="0 0 3051 2201">
          <text:p/>
        </draw:connector>
        <draw:connector draw:style-name="gr34" draw:text-style-name="P1" draw:layer="layout" draw:type="line" svg:x1="6.6cm" svg:y1="7.2cm" svg:x2="9.65cm" svg:y2="5cm" draw:start-shape="id53" draw:start-glue-point="0" draw:end-shape="id52" draw:end-glue-point="2" svg:d="m6600 7200 3050-2200" svg:viewBox="0 0 3051 2201">
          <text:p/>
        </draw:connector>
        <draw:g xml:id="id53" draw:id="id53">
          <draw:custom-shape draw:style-name="gr2" draw:text-style-name="P23" draw:layer="layout" svg:width="7.9cm" svg:height="1.3cm" svg:x="2.65cm" svg:y="7.2cm">
            <text:p text:style-name="P22"><text:span text:style-name="T12">&lt;&lt;value object&gt;&gt;</text:span></text:p>
            <text:p text:style-name="P22"><text:span text:style-name="T13">SpecimenLinkTyp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5" draw:layer="layout" svg:width="7.9cm" svg:height="1.3cm" svg:x="2.65cm" svg:y="8.5cm">
            <text:p text:style-name="P24"><text:span text:style-name="T12">count</text:span></text:p>
            <text:p text:style-name="P24"><text:span text:style-name="T12">amount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Liberation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Liberation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lson Loyola</meta:initial-creator>
    <meta:creation-date>2013-05-01T10:52:49</meta:creation-date>
    <dc:date>2013-05-03T16:25:12</dc:date>
    <dc:creator>Nelson Loyola</dc:creator>
    <meta:editing-duration>PT4H36M58S</meta:editing-duration>
    <meta:editing-cycles>20</meta:editing-cycles>
    <meta:generator>LibreOffice/4.0.2.2$Linux_X86_64 LibreOffice_project/400m0$Build-2</meta:generator>
    <meta:document-statistic meta:object-count="147"/>
  </office:meta>
</office:document-meta>
</file>